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Quotations">
      <style:text-properties officeooo:paragraph-rsid="001bfafd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>
      <style:text-properties officeooo:paragraph-rsid="001482cd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 style:list-style-name="L12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220c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earning the Linux Filesystem</text:span></text:h>
      <text:p text:style-name="Horizontal_20_Line"/>
      <text:h text:style-name="Heading_20_2" text:outline-level="2"><text:span text:style-name="Strong_20_Emphasis">1. Welcome to the World of Linux Files</text:span></text:h>
      <text:p text:style-name="Text_20_body">Hello! Today, we’re going to explore one of the most important parts of Linux: <text:span text:style-name="Strong_20_Emphasis">the filesystem</text:span>.</text:p>
      <text:p text:style-name="Text_20_body">Think of your computer as a <text:span text:style-name="Strong_20_Emphasis">giant library</text:span>:</text:p>
      <text:list text:style-name="L2">
        <text:list-item>
          <text:p text:style-name="P3">Each shelf is a <text:span text:style-name="Strong_20_Emphasis">directory</text:span> (or folder).</text:p>
        </text:list-item>
        <text:list-item>
          <text:p text:style-name="P3">Each book is a <text:span text:style-name="Strong_20_Emphasis">file</text:span>.</text:p>
        </text:list-item>
        <text:list-item>
          <text:p text:style-name="P3">The <text:span text:style-name="Strong_20_Emphasis">filesystem</text:span> is the map that tells you where every book is stored.</text:p>
        </text:list-item>
      </text:list>
      <text:p text:style-name="Text_20_body">In Linux, <text:span text:style-name="Strong_20_Emphasis">everything</text:span> is a file — not just documents and pictures, but even your keyboard, mouse, and programs!</text:p>
      <text:p text:style-name="Horizontal_20_Line"/>
      <text:h text:style-name="Heading_20_2" text:outline-level="2"><text:span text:style-name="Strong_20_Emphasis">2. The Big Map — </text:span><text:span text:style-name="Strong_20_Emphasis"><text:span text:style-name="Source_20_Text">/</text:span></text:span><text:span text:style-name="Strong_20_Emphasis"> (Root Directory)</text:span></text:h>
      <text:p text:style-name="Text_20_body">In Linux, the entire filesystem starts from one main place: <text:span text:style-name="Source_20_Text">/</text:span><text:line-break/>This slash is called <text:span text:style-name="Strong_20_Emphasis">root</text:span>. It’s like the “city center” of your computer.</text:p>
      <text:p text:style-name="Text_20_body">Here’s a simple map of the most important places:</text:p>
      <text:p text:style-name="Quotations"><text:span text:style-name="Strong_20_Emphasis"><text:span text:style-name="T1"><text:s/>/</text:span></text:span></text:p>
      <text:p text:style-name="Quotations"><text:span text:style-name="Strong_20_Emphasis"><text:span text:style-name="T1">├── bin <text:s text:c="4"/>→ Basic programs (tools you always need)</text:span></text:span></text:p>
      <text:p text:style-name="Quotations"><text:span text:style-name="Strong_20_Emphasis"><text:span text:style-name="T1">├── etc <text:s text:c="4"/>→ System settings (configuration files)</text:span></text:span></text:p>
      <text:p text:style-name="Quotations"><text:span text:style-name="Strong_20_Emphasis"><text:span text:style-name="T1">├── home <text:s text:c="3"/>→ Personal space for each user</text:span></text:span></text:p>
      <text:p text:style-name="Quotations"><text:span text:style-name="Strong_20_Emphasis"><text:span text:style-name="T1">├── tmp <text:s text:c="4"/>→ Temporary files (disappear after restart)</text:span></text:span></text:p>
      <text:p text:style-name="Quotations"><text:span text:style-name="Strong_20_Emphasis"><text:span text:style-name="T1">├── var <text:s text:c="4"/>→ Changing data (logs, caches)</text:span></text:span></text:p>
      <text:p text:style-name="Quotations"><text:span text:style-name="Strong_20_Emphasis"><text:span text:style-name="T1">├── usr <text:s text:c="4"/>→ Extra programs and files</text:span></text:span></text:p>
      <text:p text:style-name="Quotations"><text:span text:style-name="Strong_20_Emphasis"><text:span text:style-name="T1">├── dev <text:s text:c="4"/>→ Devices (keyboard, hard drive, etc.)</text:span></text:span></text:p>
      <text:p text:style-name="P2"><text:span text:style-name="Strong_20_Emphasis"><text:span text:style-name="T1">└── proc <text:s text:c="3"/>→ Info about running programs</text:span></text:span></text:p>
      <text:p text:style-name="P2"><text:span text:style-name="Strong_20_Emphasis"><text:span text:style-name="T1"/></text:span></text:p>
      <text:p text:style-name="P2"><text:span text:style-name="Strong_20_Emphasis">💡 Remember: In Linux, directory names are case-sensitive. </text:span><text:span text:style-name="Strong_20_Emphasis"><text:span text:style-name="Source_20_Text">/Home</text:span></text:span><text:span text:style-name="Strong_20_Emphasis"> is not the same as </text:span><text:span text:style-name="Strong_20_Emphasis"><text:span text:style-name="Source_20_Text">/home</text:span></text:span><text:span text:style-name="Strong_20_Emphasis">.</text:span></text:p>
      <text:h text:style-name="Heading_20_2" text:outline-level="2"><text:soft-page-break/><text:span text:style-name="Strong_20_Emphasis">3. Moving Around the Filesystem</text:span></text:h>
      <text:p text:style-name="Text_20_body">To explore Linux, you use the <text:span text:style-name="Strong_20_Emphasis">Terminal</text:span>.<text:line-break/>The Terminal is like a magic door — you type commands and it shows you results.</text:p>
      <text:h text:style-name="Heading_20_3" text:outline-level="3"><text:span text:style-name="Strong_20_Emphasis">Commands to move around</text:span></text:h>
      <text:list text:style-name="L3">
        <text:list-item>
          <text:p text:style-name="P4"><text:span text:style-name="Source_20_Text">pwd</text:span> — Show where you are (print working directory).</text:p>
        </text:list-item>
        <text:list-item>
          <text:p text:style-name="P4"><text:span text:style-name="Source_20_Text">ls</text:span> — List files and folders in the current place.</text:p>
        </text:list-item>
        <text:list-item>
          <text:p text:style-name="P4"><text:span text:style-name="Source_20_Text">cd folder_name</text:span> — Go into a folder.</text:p>
        </text:list-item>
        <text:list-item>
          <text:p text:style-name="P4"><text:span text:style-name="Source_20_Text">cd ..</text:span> — Go up one level.</text:p>
        </text:list-item>
        <text:list-item>
          <text:p text:style-name="P4"><text:span text:style-name="Source_20_Text">cd /path/to/place</text:span> — Go directly to a location.</text:p>
        </text:list-item>
      </text:list>
      <text:p text:style-name="Text_20_body"><text:span text:style-name="Strong_20_Emphasis">Try it!</text:span></text:p>
      <text:list text:style-name="L8">
        <text:list-item>
          <text:p text:style-name="P9"><text:span text:style-name="Strong_20_Emphasis"><text:span text:style-name="T1">Open Terminal.</text:span></text:span></text:p>
        </text:list-item>
        <text:list-item>
          <text:p text:style-name="P9"><text:span text:style-name="Strong_20_Emphasis"><text:span text:style-name="T1">Type:</text:span></text:span></text:p>
          <text:p text:style-name="P9"><text:span text:style-name="Strong_20_Emphasis"><text:span text:style-name="T2"><text:tab/>pwd</text:span></text:span></text:p>
          <text:p text:style-name="P9"><text:span text:style-name="Strong_20_Emphasis"><text:span text:style-name="T2"><text:tab/>ls /</text:span></text:span></text:p>
          <text:p text:style-name="P9"><text:span text:style-name="Strong_20_Emphasis"><text:span text:style-name="T2"><text:tab/>cd /home</text:span></text:span></text:p>
          <text:p text:style-name="P9"><text:span text:style-name="Strong_20_Emphasis"><text:span text:style-name="T2"><text:tab/>pwd</text:span></text:span></text:p>
          <text:p text:style-name="P9"><text:span text:style-name="Strong_20_Emphasis"><text:span text:style-name="T2"><text:tab/>cd ..</text:span></text:span></text:p>
          <text:p text:style-name="P9"><text:span text:style-name="Strong_20_Emphasis"><text:span text:style-name="T2"><text:tab/>pwd</text:span></text:span></text:p>
        </text:list-item>
        <text:list-item>
          <text:p text:style-name="P9"><text:span text:style-name="Strong_20_Emphasis"><text:span text:style-name="T1">Look at the output — can you see where you are at each step?</text:span></text:span></text:p>
        </text:list-item>
      </text:list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4. Looking Inside Files</text:span></text:h>
      <text:p text:style-name="Text_20_body">Some files are text files that you can read in the Terminal.</text:p>
      <text:h text:style-name="Heading_20_3" text:outline-level="3"><text:span text:style-name="Strong_20_Emphasis">Useful commands</text:span></text:h>
      <text:list text:style-name="L5">
        <text:list-item>
          <text:p text:style-name="P6"><text:span text:style-name="Source_20_Text">cat file.txt</text:span> — Show the whole file.</text:p>
        </text:list-item>
        <text:list-item>
          <text:p text:style-name="P6"><text:span text:style-name="Source_20_Text">less file.txt</text:span> — Scroll through the file (press <text:span text:style-name="Source_20_Text">q</text:span> to quit).</text:p>
        </text:list-item>
        <text:list-item>
          <text:p text:style-name="P6"><text:span text:style-name="Source_20_Text">file something</text:span> — Tell what type of file it is.</text:p>
        </text:list-item>
      </text:list>
      <text:p text:style-name="Text_20_body"><text:span text:style-name="Strong_20_Emphasis"><text:span text:style-name="T1"/></text:span></text:p>
      <text:p text:style-name="P10"><text:span text:style-name="Strong_20_Emphasis">Try it!</text:span></text:p>
      <text:list text:style-name="L6">
        <text:list-item>
          <text:p text:style-name="P7">Go to <text:span text:style-name="Source_20_Text">/etc</text:span>:</text:p>
        </text:list-item>
      </text:list>
      <text:p text:style-name="Text_20_body"><text:span text:style-name="Strong_20_Emphasis"><text:span text:style-name="T2"><text:tab/>cd /etc</text:span></text:span></text:p>
      <text:p text:style-name="Text_20_body"><text:span text:style-name="Strong_20_Emphasis"><text:span text:style-name="T2"><text:tab/>ls</text:span></text:span></text:p>
      <text:p text:style-name="Text_20_body"><text:span text:style-name="Strong_20_Emphasis"><text:span text:style-name="T2"><text:tab/>cat hostname</text:span></text:span></text:p>
      <text:list text:style-name="L7">
        <text:list-item>
          <text:p text:style-name="P8"><text:span text:style-name="Strong_20_Emphasis"><text:span text:style-name="T1">Did you see your computer’s hostname?</text:span></text:span></text:p>
        </text:list-item>
      </text:list>
      <text:p text:style-name="Text_20_body"><text:span text:style-name="Strong_20_Emphasis"><text:span text:style-name="T1"/></text:span></text:p>
      <text:h text:style-name="Heading_20_2" text:outline-level="2"><text:span text:style-name="Strong_20_Emphasis">5. Creating and Removing Files &amp; Folders</text:span></text:h>
      <text:p text:style-name="Text_20_body">⚠ <text:span text:style-name="Strong_20_Emphasis">Warning:</text:span> Only create and delete files in your <text:span text:style-name="Strong_20_Emphasis">home folder</text:span> for now.<text:line-break/>This keeps the system safe.</text:p>
      <text:h text:style-name="Heading_20_3" text:outline-level="3"><text:span text:style-name="Strong_20_Emphasis">Creating</text:span></text:h>
      <text:list text:style-name="L9">
        <text:list-item>
          <text:p text:style-name="P11"><text:span text:style-name="Source_20_Text">mkdir folder_name</text:span> — Make a folder.</text:p>
        </text:list-item>
        <text:list-item>
          <text:p text:style-name="P11"><text:span text:style-name="Source_20_Text">touch file.txt</text:span> — Make a blank file.</text:p>
        </text:list-item>
        <text:list-item>
          <text:p text:style-name="P11"><text:span text:style-name="Source_20_Text">echo "text" &gt; file.txt</text:span> — Make a file with text.</text:p>
        </text:list-item>
      </text:list>
      <text:h text:style-name="Heading_20_3" text:outline-level="3"><text:span text:style-name="Strong_20_Emphasis">Removing</text:span></text:h>
      <text:list text:style-name="L10">
        <text:list-item>
          <text:p text:style-name="P12"><text:span text:style-name="Source_20_Text">rm file.txt</text:span> — Delete a file.</text:p>
        </text:list-item>
        <text:list-item>
          <text:p text:style-name="P12"><text:span text:style-name="Source_20_Text">rm -r folder_name</text:span> — Delete a folder and its contents.</text:p>
        </text:list-item>
      </text:list>
      <text:p text:style-name="Text_20_body"><text:span text:style-name="Strong_20_Emphasis"><text:span text:style-name="T1">Try it!</text:span></text:span></text:p>
      <text:p text:style-name="Text_20_body"><text:span text:style-name="Strong_20_Emphasis"><text:span text:style-name="T2"><text:tab/>cd ~</text:span></text:span></text:p>
      <text:p text:style-name="Text_20_body"><text:span text:style-name="Strong_20_Emphasis"><text:span text:style-name="T2"><text:tab/>mkdir playground</text:span></text:span></text:p>
      <text:p text:style-name="Text_20_body"><text:span text:style-name="Strong_20_Emphasis"><text:span text:style-name="T2"><text:tab/>cd playground</text:span></text:span></text:p>
      <text:p text:style-name="Text_20_body"><text:span text:style-name="Strong_20_Emphasis"><text:span text:style-name="T2"><text:tab/>touch hello.txt</text:span></text:span></text:p>
      <text:p text:style-name="Text_20_body"><text:span text:style-name="Strong_20_Emphasis"><text:span text:style-name="T2"><text:tab/>echo "I am learning Linux!" &gt; hello.txt</text:span></text:span></text:p>
      <text:p text:style-name="Text_20_body"><text:span text:style-name="Strong_20_Emphasis"><text:span text:style-name="T2"><text:tab/>cat hello.txt</text:span></text:span></text:p>
      <text:p text:style-name="Text_20_body"><text:span text:style-name="Strong_20_Emphasis"><text:span text:style-name="T2"><text:tab/>rm hello.txt</text:span></text:span></text:p>
      <text:h text:style-name="Heading_20_2" text:outline-level="2"><text:span text:style-name="Strong_20_Emphasis">6. Understanding Paths</text:span></text:h>
      <text:p text:style-name="Text_20_body">A <text:span text:style-name="Strong_20_Emphasis">path</text:span> tells Linux where something is.</text:p>
      <text:h text:style-name="Heading_20_3" text:outline-level="3"><text:span text:style-name="Strong_20_Emphasis">Absolute path</text:span> — The full address from <text:span text:style-name="Source_20_Text">/</text:span>:</text:h>
      <text:p text:style-name="Text_20_body"><text:span text:style-name="Strong_20_Emphasis"><text:span text:style-name="T2"><text:tab/>/home/toan/playground/hello.txt</text:span></text:span></text:p>
      <text:h text:style-name="Heading_20_3" text:outline-level="3"><text:soft-page-break/><text:span text:style-name="Strong_20_Emphasis">Relative path</text:span><text:span text:style-name="Strong_20_Emphasis"><text:span text:style-name="T1"> — From where you are now:</text:span></text:span></text:h>
      <text:p text:style-name="Text_20_body">If you’re in <text:span text:style-name="Source_20_Text">/home/toan</text:span>, the same file can be:</text:p>
      <text:p text:style-name="Text_20_body"><text:span text:style-name="Strong_20_Emphasis"><text:span text:style-name="T2"><text:tab/>playground/hello.txt</text:span></text:span></text:p>
      <text:p text:style-name="Text_20_body"><text:span text:style-name="Strong_20_Emphasis">Try it!</text:span></text:p>
      <text:list text:style-name="L11">
        <text:list-item>
          <text:p text:style-name="P13">Draw a “map” of your home folder on paper.</text:p>
        </text:list-item>
        <text:list-item>
          <text:p text:style-name="P13">Mark where you are.</text:p>
        </text:list-item>
        <text:list-item>
          <text:p text:style-name="P13">Write one <text:span text:style-name="Strong_20_Emphasis">absolute</text:span> and one <text:span text:style-name="Strong_20_Emphasis">relative</text:span> path for the same file.</text:p>
        </text:list-item>
      </text:list>
      <text:h text:style-name="Heading_20_2" text:outline-level="2"><text:span text:style-name="Strong_20_Emphasis">7. Fun Treasure Hunt</text:span></text:h>
      <text:p text:style-name="Text_20_body">Your mission: Create a “treasure map” on your computer.</text:p>
      <text:list text:style-name="L12">
        <text:list-item>
          <text:p text:style-name="P14">Go to <text:span text:style-name="Source_20_Text">/tmp</text:span>:</text:p>
        </text:list-item>
      </text:list>
      <text:p text:style-name="P17"><text:tab/>cd /tmp</text:p>
      <text:list text:continue-numbering="true" text:style-name="L12">
        <text:list-item>
          <text:p text:style-name="P14">Make a folder called <text:span text:style-name="Source_20_Text">treasure_chest</text:span>:</text:p>
        </text:list-item>
      </text:list>
      <text:p text:style-name="P17"><text:tab/>mkdir treasure_chest</text:p>
      <text:p text:style-name="P17"><text:tab/>cd treasure_chest</text:p>
      <text:list text:continue-numbering="true" text:style-name="L12">
        <text:list-item>
          <text:p text:style-name="P14">Make a file called <text:span text:style-name="Source_20_Text">map.txt</text:span> with the text:</text:p>
          <text:p text:style-name="P18">echo "X marks the spot!" &gt; map.txt</text:p>
        </text:list-item>
        <text:list-item>
          <text:p text:style-name="P14">Read the map:</text:p>
          <text:p text:style-name="P18">cat map.txt</text:p>
        </text:list-item>
      </text:list>
      <text:h text:style-name="Heading_20_2" text:outline-level="2"><text:span text:style-name="Strong_20_Emphasis"/></text:h>
      <text:h text:style-name="P1" text:outline-level="2"><text:span text:style-name="Strong_20_Emphasis">8. Quick Recap</text:span></text:h>
      <text:list text:style-name="L13">
        <text:list-item>
          <text:p text:style-name="P15"><text:span text:style-name="Strong_20_Emphasis">Filesystem</text:span> = map of where files are stored.</text:p>
        </text:list-item>
        <text:list-item>
          <text:p text:style-name="P15"><text:span text:style-name="Source_20_Text">/</text:span> is the root (starting point).</text:p>
        </text:list-item>
        <text:list-item>
          <text:p text:style-name="P15">You move with <text:span text:style-name="Source_20_Text">cd</text:span>, see where you are with <text:span text:style-name="Source_20_Text">pwd</text:span>, and list with <text:span text:style-name="Source_20_Text">ls</text:span>.</text:p>
        </text:list-item>
        <text:list-item>
          <text:p text:style-name="P15">You can make files/folders with <text:span text:style-name="Source_20_Text">touch</text:span>/<text:span text:style-name="Source_20_Text">mkdir</text:span> and remove them with <text:span text:style-name="Source_20_Text">rm</text:span>.</text:p>
        </text:list-item>
        <text:list-item>
          <text:p text:style-name="P15">Paths can be <text:span text:style-name="Strong_20_Emphasis">absolute</text:span> or <text:span text:style-name="Strong_20_Emphasis">relative</text:span>.</text:p>
        </text:list-item>
      </text:list>
      <text:h text:style-name="Heading_20_2" text:outline-level="2"><text:span text:style-name="Strong_20_Emphasis">9. Challenge Yourself</text:span></text:h>
      <text:list text:style-name="L14">
        <text:list-item>
          <text:p text:style-name="P16">Find the <text:span text:style-name="Source_20_Text">passwd</text:span> file in <text:span text:style-name="Source_20_Text">/etc</text:span> (it’s not a password list — it’s a list of users!).</text:p>
        </text:list-item>
        <text:list-item>
          <text:p text:style-name="P16">Go to your home folder and create a directory named <text:span text:style-name="Source_20_Text">projects</text:span>.</text:p>
        </text:list-item>
        <text:list-item>
          <text:p text:style-name="P16">Inside <text:span text:style-name="Source_20_Text">projects</text:span>, create a file named <text:span text:style-name="Source_20_Text">my_notes.txt</text:span> with your favorite Linux command written inside.</text:p>
        </text:list-item>
        <text:list-item>
          <text:p text:style-name="P16">Read your file to check if it worked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04:30:08.261186469</meta:creation-date>
    <dc:date>2025-08-15T04:51:27.992404484</dc:date>
    <meta:editing-duration>PT21M12S</meta:editing-duration>
    <meta:editing-cycles>14</meta:editing-cycles>
    <meta:generator>LibreOffice/24.2.6.2$Linux_X86_64 LibreOffice_project/ef66aa7e36a1bb8e65bfbc63aba53045a14d0871</meta:generator>
    <meta:document-statistic meta:table-count="0" meta:image-count="0" meta:object-count="0" meta:page-count="5" meta:paragraph-count="101" meta:word-count="676" meta:character-count="3636" meta:non-whitespace-character-count="3026"/>
  </office:meta>
</office:document-meta>
</file>